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338983050847458">
            <text:p>0,0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317460317460317">
            <text:p>0,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298507462686567">
            <text:p>0,0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294117647058823">
            <text:p>0,0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229885057471264">
            <text:p>0,0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5333334115553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1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42S</meta:editing-duration>
    <meta:editing-cycles>91</meta:editing-cycles>
    <meta:generator>OpenOffice.org/3.4.1$Win32 OpenOffice.org_project/341m1$Build-9593</meta:generator>
    <dc:date>2013-05-05T11:13:0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